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738" officeooo:paragraph-rsid="0005e7f0"/>
    </style:style>
    <style:style style:name="P2" style:family="paragraph" style:parent-style-name="Standard">
      <style:text-properties fo:font-weight="normal" officeooo:rsid="00141738" officeooo:paragraph-rsid="0005e7f0" style:font-weight-asian="normal" style:font-weight-complex="normal"/>
    </style:style>
    <style:style style:name="P3" style:family="paragraph" style:parent-style-name="Standard">
      <style:text-properties officeooo:paragraph-rsid="0005e7f0"/>
    </style:style>
    <style:style style:name="T1" style:family="text">
      <style:text-properties officeooo:rsid="0005e7f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fo:font-size="12pt" officeooo:rsid="0005e7f0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e7f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3 EJERCICIO<text:span text:style-name="T1">5</text:span> ADRIÁN RANGEL DORREGO</text:p>
      <text:p text:style-name="P1"/>
      <text:p text:style-name="P2">Investiga que es la redirección de la salida de un comando en ms-dos y como se usa:</text:p>
      <text:p text:style-name="P1"/>
      <text:p text:style-name="P1">La <text:span text:style-name="Strong_20_Emphasis"><text:span text:style-name="T2">redirección de salida en MS-DOS</text:span></text:span> es una técnica que permite enviar la salida de un comando, <text:span text:style-name="T1">que normalmente aparece en la pantalla,</text:span> hacia otro destino <text:span text:style-name="T1">como </text:span>un archivo o un dispositivo.</text:p>
      <text:p text:style-name="P1"/>
      <text:p text:style-name="P3"><text:span text:style-name="T1">Se utiliza escribiendo escribiendo el operador &gt; para redirigir la salida de un comando a un archivo. Para agregar a un archivo se usa</text:span><text:span text:style-name="T3"> </text:span><text:span text:style-name="T4">&gt;&gt;, </text:span><text:span text:style-name="T5">2&gt; para redirigir errores y | para conectar comand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8:26:37.956275900</meta:creation-date>
    <dc:date>2025-11-25T08:42:56.335915500</dc:date>
    <meta:editing-duration>PT5M5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4" meta:word-count="88" meta:character-count="499" meta:non-whitespace-character-count="415"/>
  </office:meta>
</office:document-meta>
</file>